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13.3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100-tra-90k-5000res-2folds-1e-06ridge-50w2vdim-&lt;start&gt;-10-09_02: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642719015446" calcext:value-type="float">
            <text:p>0.460642719</text:p>
          </table:table-cell>
          <table:table-cell office:value-type="float" office:value="0.000102610763189709" calcext:value-type="float">
            <text:p>0.0001026108</text:p>
          </table:table-cell>
          <table:table-cell office:value-type="float" office:value="0.0258617422151568" calcext:value-type="float">
            <text:p>0.0258617422</text:p>
          </table:table-cell>
          <table:table-cell office:value-type="float" office:value="0.000105705327769315" calcext:value-type="float">
            <text:p>0.0001057053</text:p>
          </table:table-cell>
          <table:table-cell office:value-type="float" office:value="0.151917599523084" calcext:value-type="float">
            <text:p>0.1519175995</text:p>
          </table:table-cell>
          <table:table-cell office:value-type="float" office:value="0.000209754697401254" calcext:value-type="float">
            <text:p>0.0002097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0901331602279" calcext:value-type="float">
            <text:p>0.4609013316</text:p>
          </table:table-cell>
          <table:table-cell table:style-name="ce1" office:value-type="float" office:value="0.0000111822743325829" calcext:value-type="float">
            <text:p>1.12E-05</text:p>
          </table:table-cell>
          <table:table-cell office:value-type="float" office:value="0.0261514428915237" calcext:value-type="float">
            <text:p>0.0261514429</text:p>
          </table:table-cell>
          <table:table-cell office:value-type="float" office:value="0.000270105171741258" calcext:value-type="float">
            <text:p>0.0002701052</text:p>
          </table:table-cell>
          <table:table-cell office:value-type="float" office:value="0.15424698063633" calcext:value-type="float">
            <text:p>0.1542469806</text:p>
          </table:table-cell>
          <table:table-cell office:value-type="float" office:value="0.0012806076262392" calcext:value-type="float">
            <text:p>0.001280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0427806528389" calcext:value-type="float">
            <text:p>0.4604278065</text:p>
          </table:table-cell>
          <table:table-cell office:value-type="float" office:value="0.000290132663808867" calcext:value-type="float">
            <text:p>0.0002901327</text:p>
          </table:table-cell>
          <table:table-cell office:value-type="float" office:value="0.0259314764522753" calcext:value-type="float">
            <text:p>0.0259314765</text:p>
          </table:table-cell>
          <table:table-cell office:value-type="float" office:value="0.000278844950799642" calcext:value-type="float">
            <text:p>0.000278845</text:p>
          </table:table-cell>
          <table:table-cell office:value-type="float" office:value="0.15256894305712" calcext:value-type="float">
            <text:p>0.1525689431</text:p>
          </table:table-cell>
          <table:table-cell office:value-type="float" office:value="0.00262745357797356" calcext:value-type="float">
            <text:p>0.0026274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0541743453693" calcext:value-type="float">
            <text:p>0.4605417435</text:p>
          </table:table-cell>
          <table:table-cell office:value-type="float" office:value="0.000261276404116356" calcext:value-type="float">
            <text:p>0.0002612764</text:p>
          </table:table-cell>
          <table:table-cell office:value-type="float" office:value="0.025881521715131" calcext:value-type="float">
            <text:p>0.0258815217</text:p>
          </table:table-cell>
          <table:table-cell office:value-type="float" office:value="0.000251337646184306" calcext:value-type="float">
            <text:p>0.0002513376</text:p>
          </table:table-cell>
          <table:table-cell office:value-type="float" office:value="0.153043651056501" calcext:value-type="float">
            <text:p>0.1530436511</text:p>
          </table:table-cell>
          <table:table-cell office:value-type="float" office:value="0.00126956790532336" calcext:value-type="float">
            <text:p>0.0012695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0866786921023" calcext:value-type="float">
            <text:p>0.4608667869</text:p>
          </table:table-cell>
          <table:table-cell office:value-type="float" office:value="0.000108352536329404" calcext:value-type="float">
            <text:p>0.0001083525</text:p>
          </table:table-cell>
          <table:table-cell office:value-type="float" office:value="0.0263489618982432" calcext:value-type="float">
            <text:p>0.0263489619</text:p>
          </table:table-cell>
          <table:table-cell table:style-name="ce1" office:value-type="float" office:value="0.0000133396627733252" calcext:value-type="float">
            <text:p>1.33E-05</text:p>
          </table:table-cell>
          <table:table-cell office:value-type="float" office:value="0.158397915700691" calcext:value-type="float">
            <text:p>0.1583979157</text:p>
          </table:table-cell>
          <table:table-cell office:value-type="float" office:value="0.000132476650990254" calcext:value-type="float">
            <text:p>0.00013247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460676077504166" calcext:value-type="float">
            <text:p>0.4606760775</text:p>
          </table:table-cell>
          <table:table-cell/>
          <table:table-cell table:formula="of:=AVERAGE([.D2:.D6])" office:value-type="float" office:value="0.026035029034466" calcext:value-type="float">
            <text:p>0.026035029</text:p>
          </table:table-cell>
          <table:table-cell/>
          <table:table-cell table:formula="of:=AVERAGE([.F2:.F6])" office:value-type="float" office:value="0.154035017994745" calcext:value-type="float">
            <text:p>0.15403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0204881913363475" calcext:value-type="float">
            <text:p>0.0002048819</text:p>
          </table:table-cell>
          <table:table-cell/>
          <table:table-cell table:formula="of:=STDEV([.D2:.D6])" office:value-type="float" office:value="0.000210013086013992" calcext:value-type="float">
            <text:p>0.0002100131</text:p>
          </table:table-cell>
          <table:table-cell/>
          <table:table-cell table:formula="of:=STDEV([.F2:.F6])" office:value-type="float" office:value="0.00258338197268059" calcext:value-type="float">
            <text:p>0.0025833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0T21:47:07.417912618</dc:date>
    <dc:creator>Surender Kumar</dc:creator>
    <meta:editing-duration>PT2M22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